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4" svg:font-family="Monospace" style:font-pitch="fixed"/>
    <style:font-face style:name="Monospace3" svg:font-family="Monospace" style:font-adornments="Regular" style:font-pitch="fixed"/>
    <style:font-face style:name="Roboto3" svg:font-family="Roboto" style:font-pitch="fixed"/>
    <style:font-face style:name="Roboto Slab3" svg:font-family="'Roboto Slab'" style:font-adornments="Regular" style:font-pitch="fixed"/>
    <style:font-face style:name="Monospace2" svg:font-family="Monospace" style:font-adornments="Regular" style:font-pitch="variable"/>
    <style:font-face style:name="Roboto4" svg:font-family="Roboto" style:font-pitch="variable"/>
    <style:font-face style:name="Roboto2" svg:font-family="Roboto" style:font-adornments="Regular" style:font-pitch="variable"/>
    <style:font-face style:name="Roboto Slab4" svg:font-family="'Roboto Slab'" style:font-pitch="variable"/>
    <style:font-face style:name="Roboto Slab2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onospace1" svg:font-family="Monospace" style:font-adornments="Regular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89cm" fo:min-width="0cm"/>
    </style:style>
    <style:style style:name="gr5" style:family="graphic" style:parent-style-name="standard">
      <style:graphic-properties draw:stroke="none" draw:fill="none" fo:min-height="5.73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12cm" fo:min-width="21.338cm"/>
    </style:style>
    <style:style style:name="gr9" style:family="graphic" style:parent-style-name="standard">
      <style:graphic-properties draw:stroke="none" draw:fill="none" fo:min-height="12.6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889cm"/>
    </style:style>
    <style:style style:name="gr11" style:family="graphic" style:parent-style-name="standard">
      <style:graphic-properties draw:stroke="none" draw:fill="none" fo:min-height="5.736cm"/>
    </style:style>
    <style:style style:name="gr12" style:family="graphic" style:parent-style-name="standard">
      <style:graphic-properties draw:stroke="none" draw:fill="none" fo:min-height="14.9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77cm" fo:min-width="19.56cm"/>
    </style:style>
    <style:style style:name="pr1" style:family="presentation" style:parent-style-name="Default-title">
      <style:graphic-properties draw:auto-grow-height="true" fo:min-height="4.09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text-properties style:font-name="Roboto Slab4"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Monospace4" fo:font-size="28pt" style:font-size-asian="28pt" style:font-size-complex="28pt"/>
    </style:style>
    <style:style style:name="P5" style:family="paragraph">
      <loext:graphic-properties draw:fill="none"/>
      <style:paragraph-properties fo:text-align="start"/>
      <style:text-properties style:font-name="Monospace4"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style:font-name="Monospace4" fo:font-size="28pt" style:font-size-asian="28pt" style:font-size-complex="28pt"/>
    </style:style>
    <style:style style:name="P11" style:family="paragraph">
      <loext:graphic-properties draw:fill="none"/>
      <style:text-properties fo:font-size="28pt"/>
    </style:style>
    <style:style style:name="T1" style:family="text">
      <style:text-properties style:font-name="Roboto Slab4" fo:font-size="22pt" style:font-size-asian="22pt" style:font-size-complex="22pt"/>
    </style:style>
    <style:style style:name="T2" style:family="text">
      <style:text-properties style:font-name="Monospace4" fo:font-size="28pt" style:font-size-asian="28pt" style:font-size-complex="28pt"/>
    </style:style>
    <style:style style:name="T3" style:family="text">
      <style:text-properties style:font-name="Roboto4" fo:font-size="28pt" style:font-size-asian="28pt" style:font-size-complex="28pt"/>
    </style:style>
    <style:style style:name="T4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4.099cm" svg:x="1.4cm" svg:y="2.44cm" presentation:class="title" presentation:user-transformed="true">
          <draw:text-box>
            <text:p>Concurrent System Programming with Effect Handlers</text:p>
          </draw:text-box>
        </draw:frame>
        <draw:frame draw:style-name="gr1" draw:text-style-name="P1" draw:layer="layout" svg:width="22.8cm" svg:height="11.526cm" svg:x="2.6cm" svg:y="8.074cm">
          <draw:text-box>
            <text:p><text:span text:style-name="T1">Stephen Dolan¹</text:span></text:p>
            <text:p><text:span text:style-name="T1">Spiros Eliopoulos³</text:span></text:p>
            <text:p><text:span text:style-name="T1">Daniel Hillerström²</text:span></text:p>
            <text:p><text:span text:style-name="T1">Anil Madhavapeddy¹</text:span></text:p>
            <text:p><text:span text:style-name="T1">KC Sivaramakrishnan¹</text:span></text:p>
            <text:p><text:span text:style-name="T1">Leo White³</text:span></text:p>
            <text:p><text:span text:style-name="T1"/></text:p>
            <text:p><text:span text:style-name="T1"/></text:p>
            <text:p><text:span text:style-name="T1">¹ University of Cambridge</text:span></text:p>
            <text:p><text:span text:style-name="T1">² The University of Edinburgh</text:span></text:p>
            <text:p><text:span text:style-name="T1">³ Jane Street Capit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fect handlers</text:p>
          </draw:text-box>
        </draw:frame>
        <draw:frame draw:style-name="gr3" draw:text-style-name="P4" draw:layer="layout" svg:width="12.693cm" svg:height="8.28cm" svg:x="6.2cm" svg:y="5.62cm">
          <draw:text-box>
            <text:p text:style-name="P3"><text:span text:style-name="T2">let do_stuff x =</text:span></text:p>
            <text:p text:style-name="P3"><text:span text:style-name="T2"><text:s text:c="2"/></text:span><text:span text:style-name="T2">if x.is_bad then</text:span></text:p>
            <text:p text:style-name="P3"><text:span text:style-name="T2"><text:s text:c="4"/></text:span><text:span text:style-name="T2">log “oh no”;</text:span></text:p>
            <text:p text:style-name="P3"><text:span text:style-name="T2"><text:s text:c="2"/></text:span><text:span text:style-name="T2">process x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fect handlers</text:p>
          </draw:text-box>
        </draw:frame>
        <draw:frame draw:style-name="gr4" draw:text-style-name="P4" draw:layer="layout" svg:width="12.693cm" svg:height="4.839cm" svg:x="6.2cm" svg:y="5.62cm">
          <draw:text-box>
            <text:p text:style-name="P3"><text:span text:style-name="T2">let do_stuff x =</text:span></text:p>
            <text:p text:style-name="P3"><text:span text:style-name="T2"><text:s text:c="2"/></text:span><text:span text:style-name="T2">if x.is_bad then</text:span></text:p>
            <text:p text:style-name="P3"><text:span text:style-name="T2"><text:s text:c="4"/></text:span><text:span text:style-name="T2">raise PrettyBad;</text:span></text:p>
            <text:p text:style-name="P3"><text:span text:style-name="T2"><text:s text:c="2"/></text:span><text:span text:style-name="T2">process x</text:span></text:p>
          </draw:text-box>
        </draw:frame>
        <draw:frame draw:style-name="gr5" draw:text-style-name="P5" draw:layer="layout" svg:width="14.726cm" svg:height="5.987cm" svg:x="6.2cm" svg:y="13.231cm">
          <draw:text-box>
            <text:p text:style-name="P3"><text:span text:style-name="T2">match ... with</text:span></text:p>
            <text:p text:style-name="P3"><text:span text:style-name="T2">| result -&gt; result</text:span></text:p>
            <text:p text:style-name="P3"><text:span text:style-name="T2">| exception PrettyBad -&gt;</text:span></text:p>
            <text:p text:style-name="P3"><text:span text:style-name="T2"><text:s text:c="2"/></text:span><text:span text:style-name="T2">log “it's pretty bad”;</text:span></text:p>
            <text:p text:style-name="P3"><text:span text:style-name="T2"><text:s text:c="2"/></text:span><text:span text:style-name="T2">exit 1</text:span></text:p>
          </draw:text-box>
        </draw:frame>
        <draw:line draw:style-name="gr6" draw:text-style-name="P6" draw:layer="layout" svg:x1="5.8cm" svg:y1="11.7cm" svg:x2="21cm" svg:y2="11.7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fect handlers</text:p>
          </draw:text-box>
        </draw:frame>
        <draw:frame draw:style-name="gr4" draw:text-style-name="P4" draw:layer="layout" svg:width="12.693cm" svg:height="4.839cm" svg:x="6.2cm" svg:y="5.62cm">
          <draw:text-box>
            <text:p text:style-name="P3"><text:span text:style-name="T2">let do_stuff x =</text:span></text:p>
            <text:p text:style-name="P3"><text:span text:style-name="T2"><text:s text:c="2"/></text:span><text:span text:style-name="T2">if x.is_bad then</text:span></text:p>
            <text:p text:style-name="P3"><text:span text:style-name="T2"><text:s text:c="4"/></text:span><text:span text:style-name="T2">raise PrettyBad;</text:span></text:p>
            <text:p text:style-name="P3"><text:span text:style-name="T2"><text:s text:c="2"/></text:span><text:span text:style-name="T2">process x</text:span></text:p>
          </draw:text-box>
        </draw:frame>
        <draw:frame draw:style-name="gr5" draw:text-style-name="P5" draw:layer="layout" svg:width="16cm" svg:height="5.987cm" svg:x="6.2cm" svg:y="13.231cm">
          <draw:text-box>
            <text:p text:style-name="P3"><text:span text:style-name="T2">match ... with</text:span></text:p>
            <text:p text:style-name="P3"><text:span text:style-name="T2">| result -&gt; result</text:span></text:p>
            <text:p text:style-name="P3"><text:span text:style-name="T2">| exception PrettyBad -&gt;</text:span></text:p>
            <text:p text:style-name="P3"><text:span text:style-name="T2"><text:s/></text:span><text:span text:style-name="T2">(* wish it kept going *)</text:span></text:p>
          </draw:text-box>
        </draw:frame>
        <draw:line draw:style-name="gr6" draw:text-style-name="P6" draw:layer="layout" svg:x1="5.8cm" svg:y1="11.7cm" svg:x2="21cm" svg:y2="11.7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fect handlers</text:p>
          </draw:text-box>
        </draw:frame>
        <draw:frame draw:style-name="gr4" draw:text-style-name="P4" draw:layer="layout" svg:width="12.693cm" svg:height="4.839cm" svg:x="6.2cm" svg:y="5.62cm">
          <draw:text-box>
            <text:p text:style-name="P3"><text:span text:style-name="T2">let do_stuff x =</text:span></text:p>
            <text:p text:style-name="P3"><text:span text:style-name="T2"><text:s text:c="2"/></text:span><text:span text:style-name="T2">if x.is_bad then</text:span></text:p>
            <text:p text:style-name="P3"><text:span text:style-name="T2"><text:s text:c="4"/></text:span><text:span text:style-name="T2">raise PrettyBad;</text:span></text:p>
            <text:p text:style-name="P3"><text:span text:style-name="T2"><text:s text:c="2"/></text:span><text:span text:style-name="T2">process x</text:span></text:p>
          </draw:text-box>
        </draw:frame>
        <draw:frame draw:style-name="gr5" draw:text-style-name="P5" draw:layer="layout" svg:width="16cm" svg:height="5.987cm" svg:x="6.2cm" svg:y="13.231cm">
          <draw:text-box>
            <text:p text:style-name="P3"><text:span text:style-name="T2">match ... with</text:span></text:p>
            <text:p text:style-name="P3"><text:span text:style-name="T2">| result -&gt; result</text:span></text:p>
            <text:p text:style-name="P3"><text:span text:style-name="T2">| exception PrettyBad -&gt;</text:span></text:p>
            <text:p text:style-name="P3"><text:span text:style-name="T2"><text:s text:c="2"/></text:span><text:span text:style-name="T2">continue</text:span></text:p>
          </draw:text-box>
        </draw:frame>
        <draw:line draw:style-name="gr6" draw:text-style-name="P6" draw:layer="layout" svg:x1="5.8cm" svg:y1="11.7cm" svg:x2="21cm" svg:y2="11.7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fect handlers</text:p>
          </draw:text-box>
        </draw:frame>
        <draw:frame draw:style-name="gr7" draw:text-style-name="P4" draw:layer="layout" svg:width="15.2cm" svg:height="5.986cm" svg:x="6.2cm" svg:y="5.62cm">
          <draw:text-box>
            <text:p text:style-name="P3"><text:span text:style-name="T2">let do_stuff x =</text:span></text:p>
            <text:p text:style-name="P3"><text:span text:style-name="T2"><text:s text:c="2"/></text:span><text:span text:style-name="T2">if x.is_bad then</text:span></text:p>
            <text:p text:style-name="P3"><text:span text:style-name="T2"><text:s text:c="4"/></text:span><text:span text:style-name="T2">perform PrettyBad;</text:span></text:p>
            <text:p text:style-name="P3"><text:span text:style-name="T2"><text:s text:c="2"/></text:span><text:span text:style-name="T2">process x</text:span></text:p>
          </draw:text-box>
        </draw:frame>
        <draw:frame draw:style-name="gr5" draw:text-style-name="P5" draw:layer="layout" svg:width="16cm" svg:height="5.987cm" svg:x="6.2cm" svg:y="13.231cm">
          <draw:text-box>
            <text:p text:style-name="P3"><text:span text:style-name="T2">match ... with</text:span></text:p>
            <text:p text:style-name="P3"><text:span text:style-name="T2">| result -&gt; result</text:span></text:p>
            <text:p text:style-name="P3"><text:span text:style-name="T2">| effect PrettyBad k -&gt;</text:span></text:p>
            <text:p text:style-name="P3"><text:span text:style-name="T2"><text:s text:c="2"/></text:span><text:span text:style-name="T2">continue k</text:span></text:p>
          </draw:text-box>
        </draw:frame>
        <draw:line draw:style-name="gr6" draw:text-style-name="P6" draw:layer="layout" svg:x1="5.8cm" svg:y1="11.7cm" svg:x2="21cm" svg:y2="11.7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duling tasks</text:p>
          </draw:text-box>
        </draw:frame>
        <draw:frame draw:style-name="gr8" draw:text-style-name="P8" draw:layer="layout" svg:width="21.838cm" svg:height="15.162cm" svg:x="3.8cm" svg:y="4.144cm">
          <draw:text-box>
            <text:p/>
            <text:p>let run_q =</text:p>
            <text:p><text:s text:c="2"/>Queue.create ()</text:p>
            <text:p/>
            <text:p>let enqueue k =</text:p>
            <text:p><text:s text:c="2"/>Queue.push k run_q</text:p>
            <text:p/>
            <text:p>let rec dequeue () =</text:p>
            <text:p><text:s text:c="2"/>if Queue.is_empty run_q then ()</text:p>
            <text:p><text:s text:c="2"/>else continue (Queue.pop run_q) ()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heduling tasks</text:p>
          </draw:text-box>
        </draw:frame>
        <draw:frame draw:style-name="gr9" draw:text-style-name="P9" draw:layer="layout" svg:width="21.838cm" svg:height="12.868cm" svg:x="3.098cm" svg:y="4.441cm">
          <draw:text-box>
            <text:p/>
            <text:p>effect Yield : unit</text:p>
            <text:p>effect Fork : (unit -&gt; unit) -&gt; unit</text:p>
            <text:p/>
            <text:p>let rec schedule f =</text:p>
            <text:p><text:s text:c="2"/>match f () with</text:p>
            <text:p><text:s text:c="2"/>| () -&gt; dequeue ()</text:p>
            <text:p><text:s text:c="2"/>| effect Yield k -&gt;</text:p>
            <text:p><text:s text:c="6"/>enqueue k; dequeue ()</text:p>
            <text:p><text:s text:c="2"/>| effect (Fork f) k -&gt;</text:p>
            <text:p><text:s text:c="6"/>enqueue k; schedule f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lbacks</text:p>
          </draw:text-box>
        </draw:frame>
        <draw:frame draw:style-name="gr10" draw:text-style-name="P10" draw:layer="layout" svg:width="21.2cm" svg:height="6.139cm" svg:x="3.4cm" svg:y="4.2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<text:s/>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Callback-style iteration is easy to implement:</text:p>
                <text:p/>
              </text:list-header>
            </text:list>
            <text:p><text:span text:style-name="T2"><text:s/></text:span><text:span text:style-name="T2"><text:tab/></text:span><text:span text:style-name="T2"><text:tab/></text:span><text:span text:style-name="T2">val iter : </text:span></text:p>
            <text:p><text:span text:style-name="T2"><text:s text:c="2"/></text:span><text:span text:style-name="T2"><text:tab/></text:span><text:span text:style-name="T2"><text:tab/></text:span><text:span text:style-name="T2"><text:tab/></text:span><text:span text:style-name="T2">(int -&gt; unit) -&gt; tree -&gt; unit</text:span></text:p>
            <text:list text:continue-numbering="true"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1" draw:text-style-name="P9" draw:layer="layout" svg:width="23.616cm" svg:height="5.986cm" svg:x="3.6cm" svg:y="13.1cm">
          <draw:text-box>
            <text:p>let rec iter f t =</text:p>
            <text:p><text:s text:c="2"/>match t with</text:p>
            <text:p><text:s text:c="2"/>| Leaf n -&gt; f n</text:p>
            <text:p><text:s text:c="2"/>| Branch (a, b) -&gt;</text:p>
            <text:p><text:s text:c="4"/>iter f a; iter f b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lbacks</text:p>
          </draw:text-box>
        </draw:frame>
        <draw:frame draw:style-name="gr10" draw:text-style-name="P10" draw:layer="layout" svg:width="21.2cm" svg:height="6.139cm" svg:x="3.4cm" svg:y="4.2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<text:s/>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With explicit iterators, we can zip:</text:p>
                <text:p><text:span text:style-name="T2"/></text:p>
              </text:list-header>
            </text:list>
            <text:p><text:span text:style-name="T2"><text:tab/></text:span><text:span text:style-name="T2"><text:tab/></text:span><text:span text:style-name="T2">type 'a iterator =</text:span></text:p>
            <text:p><text:span text:style-name="T2"><text:s text:c="2"/></text:span><text:span text:style-name="T2"><text:tab/></text:span><text:span text:style-name="T2"><text:tab/></text:span><text:span text:style-name="T2"><text:tab/></text:span><text:span text:style-name="T2">unit -&gt; 'a option</text:span></text:p>
            <text:list text:continue-numbering="true"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1" draw:text-style-name="P11" draw:layer="layout" svg:width="23.616cm" svg:height="5.986cm" svg:x="3.7cm" svg:y="12.9cm">
          <draw:text-box>
            <text:p><text:span text:style-name="T4">let rec iterBoth f xs ys = </text:span></text:p>
            <text:p><text:span text:style-name="T4"><text:s text:c="2"/></text:span><text:span text:style-name="T4">match xs (), ys () with</text:span></text:p>
            <text:p><text:span text:style-name="T4"><text:s text:c="2"/></text:span><text:span text:style-name="T4">| Some x, Some y -&gt;</text:span></text:p>
            <text:p><text:span text:style-name="T4"><text:s text:c="4"/></text:span><text:span text:style-name="T4">f x y; iterBoth f xs ys</text:span></text:p>
            <text:p><text:span text:style-name="T4"><text:s text:c="2"/></text:span><text:span text:style-name="T4">| _ -&gt; 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oiding callbacks</text:p>
          </draw:text-box>
        </draw:frame>
        <draw:frame draw:style-name="gr10" draw:text-style-name="P10" draw:layer="layout" svg:width="21.2cm" svg:height="6.139cm" svg:x="3.4cm" svg:y="4.2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<text:s/></text:span></text:p>
          </draw:text-box>
        </draw:frame>
        <draw:frame presentation:style-name="pr6" draw:layer="layout" svg:width="25.199cm" svg:height="19.486cm" svg:x="1.4cm" svg:y="4.914cm" presentation:class="outline" presentation:user-transformed="true">
          <draw:text-box>
            <text:list text:style-name="L2">
              <text:list-header>
                <text:p>Effects let you turn this:</text:p>
              </text:list-header>
            </text:list>
            <text:p><text:span text:style-name="T2"><text:s/></text:span><text:span text:style-name="T2"><text:tab/></text:span><text:span text:style-name="T2"><text:tab/></text:span><text:span text:style-name="T2">val iter : </text:span></text:p>
            <text:p><text:span text:style-name="T2"><text:s text:c="2"/></text:span><text:span text:style-name="T2"><text:tab/></text:span><text:span text:style-name="T2"><text:tab/></text:span><text:span text:style-name="T2"><text:tab/></text:span><text:span text:style-name="T2">(int -&gt; unit) -&gt; tree -&gt; unit</text:span></text:p>
            <text:list text:continue-numbering="true" text:style-name="L2">
              <text:list-header>
                <text:p>into this:</text:p>
              </text:list-header>
            </text:list>
            <text:p><text:span text:style-name="T2"><text:s/></text:span><text:span text:style-name="T2"><text:tab/></text:span><text:span text:style-name="T2"><text:tab/></text:span><text:span text:style-name="T2">type iterator =</text:span></text:p>
            <text:p><text:span text:style-name="T2"><text:s text:c="2"/></text:span><text:span text:style-name="T2"><text:tab/></text:span><text:span text:style-name="T2"><text:tab/></text:span><text:span text:style-name="T2"><text:tab/></text:span><text:span text:style-name="T2">unit -&gt; int option</text:span></text:p>
            <text:list text:continue-numbering="true" text:style-name="L2">
              <text:list-header>
                <text:p>without turning half the code inside out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voiding callbacks</text:p>
          </draw:text-box>
        </draw:frame>
        <draw:frame draw:style-name="gr12" draw:text-style-name="P9" draw:layer="layout" svg:width="26.579cm" svg:height="15.163cm" svg:x="0.8cm" svg:y="4.198cm">
          <draw:text-box>
            <text:p>effect Next : int -&gt; unit</text:p>
            <text:p>let to_gen t =</text:p>
            <text:p><text:s text:c="2"/>let step = ref (fun () -&gt; assert false) in</text:p>
            <text:p><text:s text:c="2"/>let first_step () =</text:p>
            <text:p><text:s text:c="4"/>match</text:p>
            <text:p><text:s text:c="6"/>iter (fun x -&gt; perform (Next x)) t</text:p>
            <text:p><text:s text:c="4"/>with</text:p>
            <text:p><text:s text:c="4"/>| () -&gt; None</text:p>
            <text:p><text:s text:c="4"/>| effect (Next v) k -&gt;</text:p>
            <text:p><text:s text:c="6"/>step := continue k;</text:p>
            <text:p><text:s text:c="6"/>Some v in</text:p>
            <text:p><text:s text:c="2"/>step := first_step;</text:p>
            <text:p><text:s text:c="2"/>fun () -&gt; !step (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rect-style I/O</text:p>
          </draw:text-box>
        </draw:frame>
        <draw:frame draw:style-name="gr13" draw:text-style-name="P8" draw:layer="layout" svg:width="22.2cm" svg:height="3.692cm" svg:x="3.2cm" svg:y="8.892cm">
          <draw:text-box>
            <text:p>let handle conn =</text:p>
            <text:p><text:s text:c="2"/>let request = read conn in</text:p>
            <text:p><text:s text:c="2"/>write conn (respond_to request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lback-based I/O</text:p>
          </draw:text-box>
        </draw:frame>
        <draw:frame draw:style-name="gr14" draw:text-style-name="P8" draw:layer="layout" svg:width="23.8cm" svg:height="6.9cm" svg:x="2.7cm" svg:y="8.3cm">
          <draw:text-box>
            <text:p>let handle conn =</text:p>
            <text:p><text:s text:c="2"/>let ongoing = async_read conn in</text:p>
            <text:p><text:s text:c="2"/>when_completed ongoing (fun req -&gt;</text:p>
            <text:p><text:s text:c="4"/>async_write conn (respond_to req))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rect-style I/O</text:p>
          </draw:text-box>
        </draw:frame>
        <draw:frame presentation:style-name="pr6" draw:layer="layout" svg:width="25.199cm" svg:height="13.686cm" svg:x="1.4cm" svg:y="5.014cm" presentation:class="outline" presentation:user-transformed="true">
          <draw:text-box>
            <text:list text:style-name="L2">
              <text:list-item>
                <text:p>Simple I/O interfaces use direct calls</text:p>
                <text:p/>
              </text:list-item>
              <text:list-item>
                <text:p>Efficient ones use callbacks, for overlapping</text:p>
                <text:p/>
              </text:list-item>
              <text:list-item>
                <text:p>With effects, we can write the simple code but run the fast code</text:p>
                <text:list>
                  <text:list-item>
                    <text:p>Just as fast as callback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aging resources</text:p>
          </draw:text-box>
        </draw:frame>
        <draw:frame draw:style-name="gr15" draw:text-style-name="P8" draw:layer="layout" svg:width="20.06cm" svg:height="9.427cm" svg:x="3cm" svg:y="6.4cm">
          <draw:text-box>
            <text:p>let file = open_in “words.txt” in</text:p>
            <text:p>match parse_contents file with</text:p>
            <text:p>| result -&gt;</text:p>
            <text:p><text:s text:c="2"/>close file;</text:p>
            <text:p><text:s text:c="2"/>result</text:p>
            <text:p>| exception e -&gt;</text:p>
            <text:p><text:s text:c="2"/>close file;</text:p>
            <text:p><text:s text:c="2"/>raise 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aging resources</text:p>
          </draw:text-box>
        </draw:frame>
        <draw:frame presentation:style-name="pr6" draw:layer="layout" svg:width="25.199cm" svg:height="12.179cm" svg:x="1.4cm" svg:y="6.421cm" presentation:class="outline" presentation:user-transformed="true">
          <draw:text-box>
            <text:list text:style-name="L2">
              <text:list-item>
                <text:p>Computations holding resources are linear</text:p>
                <text:list>
                  <text:list-item>
                    <text:p>so their continuations are too!</text:p>
                    <text:p/>
                  </text:list-item>
                </text:list>
              </text:list-item>
              <text:list-item>
                <text:p>Linear continuations are very, very fast</text:p>
                <text:p/>
              </text:list-item>
              <text:list-item>
                <text:p>Rather than types, we fake linearity dynamical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6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Cancelling an ongoing computation is hard</text:p>
                <text:p/>
              </text:list-item>
              <text:list-item>
                <text:p>Should we cancel</text:p>
                <text:list>
                  <text:list-item>
                    <text:p>synchronously, by polling?</text:p>
                  </text:list-item>
                  <text:list-item>
                    <text:p>asynchronously, by interrupting?</text:p>
                    <text:p/>
                  </text:list-item>
                </text:list>
              </text:list-item>
              <text:list-item>
                <text:p>Pure code should be cancelled asynchronously</text:p>
                <text:list>
                  <text:list-item>
                    <text:p>but transitions are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trl-C as a callback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Callbacks</text:p>
                <text:list>
                  <text:list-item>
                    <text:p>Communicate with program only via globals.</text:p>
                    <text:p/>
                  </text:list-item>
                </text:list>
              </text:list-item>
              <text:list-item>
                <text:p>Higher order mutable state</text:p>
                <text:list>
                  <text:list-item>
                    <text:p>Signal runs the “current signal handler”</text:p>
                    <text:p/>
                  </text:list-item>
                </text:list>
              </text:list-item>
              <text:list-item>
                <text:p>Resource handling</text:p>
                <text:list>
                  <text:list-item>
                    <text:p>Don't even know which o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rl-C as an asynchronous effect</text:p>
          </draw:text-box>
        </draw:frame>
        <draw:frame presentation:style-name="pr6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Nestable match statements</text:p>
                <text:list>
                  <text:list-item>
                    <text:p>use local variables in the interruptible code</text:p>
                    <text:p/>
                  </text:list-item>
                  <text:list-item>
                    <text:p>turn on and off signal handling, without getting scoping wrong</text:p>
                    <text:p/>
                  </text:list-item>
                  <text:list-item>
                    <text:p>disable signals for resource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ffect handlers are a great new tool!<text:line-break/></text:p>
              </text:list-item>
              <text:list-item>
                <text:p>They work really well for system programming</text:p>
                <text:list>
                  <text:list-item>
                    <text:p>as long as we use the linear version<text:line-break/></text:p>
                  </text:list-item>
                </text:list>
              </text:list-item>
              <text:list-item>
                <text:p>They make nasty OS interfaces easier to use</text:p>
                <text:list>
                  <text:list-item>
                    <text:p>and save us from callback 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4" svg:font-family="Monospace" style:font-pitch="fixed"/>
    <style:font-face style:name="Monospace3" svg:font-family="Monospace" style:font-adornments="Regular" style:font-pitch="fixed"/>
    <style:font-face style:name="Roboto3" svg:font-family="Roboto" style:font-pitch="fixed"/>
    <style:font-face style:name="Roboto Slab3" svg:font-family="'Roboto Slab'" style:font-adornments="Regular" style:font-pitch="fixed"/>
    <style:font-face style:name="Monospace2" svg:font-family="Monospace" style:font-adornments="Regular" style:font-pitch="variable"/>
    <style:font-face style:name="Roboto4" svg:font-family="Roboto" style:font-pitch="variable"/>
    <style:font-face style:name="Roboto2" svg:font-family="Roboto" style:font-adornments="Regular" style:font-pitch="variable"/>
    <style:font-face style:name="Roboto Slab4" svg:font-family="'Roboto Slab'" style:font-pitch="variable"/>
    <style:font-face style:name="Roboto Slab2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onospace1" svg:font-family="Monospace" style:font-adornments="Regular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Monospace3" fo:font-family="Monospace" style:font-style-name="Regular" style:font-pitch="fixed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Roboto2" fo:font-family="Roboto" style:font-style-name="Regular" style:font-pitch="variable" fo:font-size="32pt" style:font-size-asian="32pt" style:font-size-complex="32pt"/>
    </style:style>
    <style:style style:name="Default-outline3" style:family="presentation" style:parent-style-name="Default-outline2">
      <style:paragraph-properties fo:margin-top="0.3cm" fo:margin-bottom="0cm"/>
      <style:text-properties style:font-name="Roboto2" fo:font-family="Roboto" style:font-style-name="Regular" style:font-pitch="variable" fo:font-size="32pt" style:font-size-asian="32pt" style:font-size-complex="32pt"/>
    </style:style>
    <style:style style:name="Default-outline4" style:family="presentation" style:parent-style-name="Default-outline3">
      <style:paragraph-properties fo:margin-top="0.2cm" fo:margin-bottom="0cm"/>
      <style:text-properties style:font-name="Roboto2" fo:font-family="Roboto" style:font-style-name="Regular" style:font-pitch="variable" fo:font-size="32pt" style:font-size-asian="32pt" style:font-size-complex="32pt"/>
    </style:style>
    <style:style style:name="Default-outline5" style:family="presentation" style:parent-style-name="Default-outline4">
      <style:paragraph-properties fo:margin-top="0.1cm" fo:margin-bottom="0cm"/>
      <style:text-properties style:font-name="Roboto2" fo:font-family="Roboto" style:font-style-name="Regular" style:font-pitch="variable" fo:font-size="32pt" style:font-size-asian="32pt" style:font-size-complex="32pt"/>
    </style:style>
    <style:style style:name="Default-outline6" style:family="presentation" style:parent-style-name="Default-outline5">
      <style:paragraph-properties fo:margin-top="0.1cm" fo:margin-bottom="0cm"/>
      <style:text-properties style:font-name="Roboto2" fo:font-family="Roboto" style:font-style-name="Regular" style:font-pitch="variable" fo:font-size="32pt" style:font-size-asian="32pt" style:font-size-complex="32pt"/>
    </style:style>
    <style:style style:name="Default-outline7" style:family="presentation" style:parent-style-name="Default-outline6">
      <style:paragraph-properties fo:margin-top="0.1cm" fo:margin-bottom="0cm"/>
      <style:text-properties style:font-name="Roboto2" fo:font-family="Roboto" style:font-style-name="Regular" style:font-pitch="variable" fo:font-size="32pt" style:font-size-asian="32pt" style:font-size-complex="32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 Slab2" fo:font-family="'Roboto Slab'" style:font-style-name="Regular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7:14:44.134054791</meta:creation-date>
    <dc:date>2017-06-20T10:20:00.589074712</dc:date>
    <meta:editing-duration>PT23M25S</meta:editing-duration>
    <meta:editing-cycles>3</meta:editing-cycles>
    <meta:generator>LibreOffice/5.2.7.2$Linux_X86_64 LibreOffice_project/20m0$Build-2</meta:generator>
    <meta:document-statistic meta:object-count="118"/>
  </office:meta>
</office:document-meta>
</file>